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vertical-align="middle"/>
    </style:style>
    <style:style style:name="gr2" style:family="graphic" style:parent-style-name="standard">
      <style:graphic-properties svg:stroke-color="#000000" draw:fill="solid" draw:fill-color="#6666ff" draw:textarea-vertical-align="middle"/>
    </style:style>
    <style:style style:name="gr3" style:family="graphic" style:parent-style-name="standard">
      <style:graphic-properties svg:stroke-color="#000000" draw:fill-color="#ff3333" draw:textarea-vertical-align="middle"/>
    </style:style>
    <style:style style:name="gr4" style:family="graphic" style:parent-style-name="standard">
      <style:graphic-properties svg:stroke-color="#000000" draw:fill-color="#ff6600" draw:textarea-vertical-align="middle"/>
    </style:style>
    <style:style style:name="gr5" style:family="graphic" style:parent-style-name="standard">
      <style:graphic-properties draw:fill-color="#99ff66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99ff66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="solid" draw:fill-color="#993366" draw:textarea-vertical-align="middle"/>
    </style:style>
    <style:style style:name="gr11" style:family="graphic" style:parent-style-name="standard">
      <style:graphic-properties svg:stroke-color="#000000" draw:fill-color="#ffff00" draw:textarea-vertical-align="middle"/>
    </style:style>
    <style:style style:name="gr12" style:family="graphic" style:parent-style-name="standard">
      <style:graphic-properties svg:stroke-color="#000000" draw:fill-color="#ffff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xml:id="id8" draw:id="id8" draw:layer="layout" svg:width="2.921cm" svg:height="2.921cm" svg:x="10.144cm" svg:y="4.81cm">
          <text:p text:style-name="P1">MQTT</text:p>
          <text:p text:style-name="P1">Broker</text:p>
        </draw:circle>
        <draw:circle draw:style-name="gr2" draw:text-style-name="P1" xml:id="id10" draw:id="id10" draw:layer="layout" svg:width="2.921cm" svg:height="2.921cm" svg:x="2.343cm" svg:y="3.343cm">
          <text:p text:style-name="P1">Control</text:p>
        </draw:circle>
        <draw:circle draw:style-name="gr2" draw:text-style-name="P1" xml:id="id11" draw:id="id11" draw:layer="layout" svg:width="2.921cm" svg:height="2.921cm" svg:x="6.969cm" svg:y="1.127cm">
          <text:p text:style-name="P1">DB</text:p>
        </draw:circle>
        <draw:circle draw:style-name="gr2" draw:text-style-name="P1" xml:id="id9" draw:id="id9" draw:layer="layout" svg:width="2.921cm" svg:height="2.921cm" svg:x="2.278cm" svg:y="7.253cm">
          <text:p text:style-name="P1">Notify</text:p>
        </draw:circle>
        <draw:circle draw:style-name="gr2" draw:text-style-name="P1" xml:id="id2" draw:id="id2" draw:layer="layout" svg:width="2.921cm" svg:height="2.921cm" svg:x="14.716cm" svg:y="7.858cm">
          <text:p text:style-name="P1">Gateway</text:p>
        </draw:circle>
        <draw:circle draw:style-name="gr3" draw:text-style-name="P1" xml:id="id6" draw:id="id6" draw:layer="layout" svg:width="2.921cm" svg:height="2.921cm" svg:x="19.923cm" svg:y="1.127cm">
          <text:p text:style-name="P1">Plant</text:p>
          <text:p text:style-name="P1">Soil RH</text:p>
        </draw:circle>
        <draw:circle draw:style-name="gr3" draw:text-style-name="P1" xml:id="id3" draw:id="id3" draw:layer="layout" svg:width="2.921cm" svg:height="2.921cm" svg:x="23.86cm" svg:y="12.43cm">
          <text:p text:style-name="P1">Sump</text:p>
          <text:p text:style-name="P1">Level</text:p>
        </draw:circle>
        <draw:circle draw:style-name="gr4" draw:text-style-name="P1" draw:layer="layout" svg:width="2.921cm" svg:height="2.921cm" svg:x="2.278cm" svg:y="16.113cm">
          <text:p text:style-name="P1">Camera</text:p>
        </draw:circle>
        <draw:circle draw:style-name="gr5" draw:text-style-name="P1" xml:id="id7" draw:id="id7" draw:layer="layout" svg:width="2.921cm" svg:height="2.921cm" svg:x="14.716cm" svg:y="12.857cm">
          <text:p text:style-name="P1">Relays</text:p>
        </draw:circle>
        <draw:circle draw:style-name="gr3" draw:text-style-name="P1" xml:id="id1" draw:id="id1" draw:layer="layout" svg:width="2.921cm" svg:height="2.921cm" svg:x="23.733cm" svg:y="9.001cm">
          <text:p text:style-name="P1">Tank</text:p>
          <text:p text:style-name="P1">Level</text:p>
        </draw:circle>
        <draw:circle draw:style-name="gr3" draw:text-style-name="P1" xml:id="id5" draw:id="id5" draw:layer="layout" svg:width="2.921cm" svg:height="2.921cm" svg:x="23.733cm" svg:y="2.397cm">
          <text:p text:style-name="P1">Climate</text:p>
          <text:p text:style-name="P1">RH</text:p>
        </draw:circle>
        <draw:circle draw:style-name="gr3" draw:text-style-name="P1" xml:id="id4" draw:id="id4" draw:layer="layout" svg:width="2.921cm" svg:height="2.921cm" svg:x="23.733cm" svg:y="5.699cm">
          <text:p text:style-name="P1">Climate</text:p>
          <text:p text:style-name="P1">Temp</text:p>
        </draw:circle>
        <draw:circle draw:style-name="gr1" draw:text-style-name="P1" xml:id="id12" draw:id="id12" draw:layer="layout" svg:width="2.921cm" svg:height="2.921cm" svg:x="11.287cm" svg:y="1cm">
          <text:p text:style-name="P1">InfluxDB</text:p>
        </draw:circle>
        <draw:circle draw:style-name="gr1" draw:text-style-name="P1" xml:id="id13" draw:id="id13" draw:layer="layout" svg:width="3.81cm" svg:height="3.81cm" svg:x="15.351cm" svg:y="1.889cm">
          <text:p text:style-name="P1">Grafana</text:p>
          <text:p text:style-name="P1">Dashboard</text:p>
        </draw:circle>
        <draw:connector draw:style-name="gr6" draw:text-style-name="P1" draw:layer="layout" draw:type="line" svg:x1="23.733cm" svg:y1="10.461cm" svg:x2="17.637cm" svg:y2="9.318cm" draw:start-shape="id1" draw:start-glue-point="3" draw:end-shape="id2" svg:d="M23733 10461l-6096-1143" svg:viewBox="0 0 6097 1144">
          <text:p/>
        </draw:connector>
        <draw:connector draw:style-name="gr6" draw:text-style-name="P1" draw:layer="layout" draw:type="line" svg:x1="23.86cm" svg:y1="13.89cm" svg:x2="17.637cm" svg:y2="9.318cm" draw:start-shape="id3" draw:start-glue-point="3" draw:end-shape="id2" draw:end-glue-point="1" svg:d="M23860 13890l-6223-4572" svg:viewBox="0 0 6224 4573">
          <text:p/>
        </draw:connector>
        <draw:connector draw:style-name="gr6" draw:text-style-name="P1" draw:layer="layout" draw:type="line" svg:x1="23.733cm" svg:y1="7.159cm" svg:x2="17.637cm" svg:y2="9.318cm" draw:start-shape="id4" draw:start-glue-point="3" draw:end-shape="id2" draw:end-glue-point="1" svg:d="M23733 7159l-6096 2159" svg:viewBox="0 0 6097 2160">
          <text:p/>
        </draw:connector>
        <draw:connector draw:style-name="gr6" draw:text-style-name="P1" draw:layer="layout" draw:type="line" svg:x1="23.733cm" svg:y1="3.857cm" svg:x2="17.637cm" svg:y2="9.318cm" draw:start-shape="id5" draw:start-glue-point="3" draw:end-shape="id2" svg:d="M23733 3857l-6096 5461" svg:viewBox="0 0 6097 5462">
          <text:p/>
        </draw:connector>
        <draw:connector draw:style-name="gr6" draw:text-style-name="P1" draw:layer="layout" draw:type="line" svg:x1="21.383cm" svg:y1="4.048cm" svg:x2="17.637cm" svg:y2="9.318cm" draw:start-shape="id6" draw:start-glue-point="2" draw:end-shape="id2" svg:d="M21383 4048l-3746 5270" svg:viewBox="0 0 3747 5271">
          <text:p/>
        </draw:connector>
        <draw:connector draw:style-name="gr7" draw:text-style-name="P1" draw:layer="layout" draw:type="line" svg:x1="16.176cm" svg:y1="12.857cm" svg:x2="16.176cm" svg:y2="10.779cm" draw:start-shape="id7" draw:start-glue-point="0" draw:end-shape="id2" draw:end-glue-point="2" svg:d="M16176 12857v-2078" svg:viewBox="0 0 1 2079">
          <text:p/>
        </draw:connector>
        <draw:connector draw:style-name="gr7" draw:text-style-name="P1" draw:layer="layout" draw:type="line" svg:x1="13.065cm" svg:y1="6.27cm" svg:x2="16.176cm" svg:y2="7.858cm" draw:start-shape="id8" draw:end-shape="id2" svg:d="M13065 6270l3111 1588" svg:viewBox="0 0 3112 1589">
          <text:p/>
        </draw:connector>
        <draw:connector draw:style-name="gr7" draw:text-style-name="P1" draw:layer="layout" draw:type="line" svg:x1="5.199cm" svg:y1="8.713cm" svg:x2="10.144cm" svg:y2="6.27cm" draw:start-shape="id9" draw:start-glue-point="1" draw:end-shape="id8" draw:end-glue-point="3" svg:d="M5199 8713l4945-2443" svg:viewBox="0 0 4946 2444">
          <text:p/>
        </draw:connector>
        <draw:connector draw:style-name="gr7" draw:text-style-name="P1" draw:layer="layout" draw:type="line" svg:x1="5.264cm" svg:y1="4.803cm" svg:x2="10.144cm" svg:y2="6.27cm" draw:start-shape="id10" draw:start-glue-point="1" draw:end-shape="id8" draw:end-glue-point="3" svg:d="M5264 4803l4880 1467" svg:viewBox="0 0 4881 1468">
          <text:p/>
        </draw:connector>
        <draw:connector draw:style-name="gr7" draw:text-style-name="P1" draw:layer="layout" draw:type="line" svg:x1="8.429cm" svg:y1="4.048cm" svg:x2="10.144cm" svg:y2="6.27cm" draw:start-shape="id11" draw:start-glue-point="2" draw:end-shape="id8" draw:end-glue-point="3" svg:d="M8429 4048l1715 2222" svg:viewBox="0 0 1716 2223">
          <text:p/>
        </draw:connector>
        <draw:connector draw:style-name="gr6" draw:text-style-name="P1" draw:layer="layout" draw:type="line" svg:x1="9.89cm" svg:y1="2.587cm" svg:x2="11.287cm" svg:y2="2.46cm" draw:start-shape="id11" draw:start-glue-point="1" draw:end-shape="id12" draw:end-glue-point="3" svg:d="M9890 2587l1397-127" svg:viewBox="0 0 1398 128">
          <text:p/>
        </draw:connector>
        <draw:connector draw:style-name="gr7" draw:text-style-name="P1" draw:layer="layout" draw:type="line" svg:x1="14.208cm" svg:y1="2.46cm" svg:x2="15.351cm" svg:y2="3.794cm" draw:start-shape="id12" draw:start-glue-point="1" draw:end-shape="id13" draw:end-glue-point="3" svg:d="M14208 2460l1143 1334" svg:viewBox="0 0 1144 1335">
          <text:p/>
        </draw:connector>
        <draw:custom-shape draw:style-name="gr8" draw:text-style-name="P1" xml:id="id14" draw:id="id14" draw:layer="layout" svg:width="3.81cm" svg:height="1.27cm" svg:x="9.89cm" svg:y="15.27cm">
          <text:p text:style-name="P1">Lights</text:p>
          <draw:enhanced-geometry svg:viewBox="0 0 21600 21600" draw:type="rectangle" draw:enhanced-path="M 0 0 L 21600 0 21600 21600 0 21600 0 0 Z N"/>
        </draw:custom-shape>
        <draw:custom-shape draw:style-name="gr8" draw:text-style-name="P1" xml:id="id15" draw:id="id15" draw:layer="layout" svg:width="3.81cm" svg:height="1.27cm" svg:x="8.493cm" svg:y="17.175cm">
          <text:p text:style-name="P1">Vent</text:p>
          <draw:enhanced-geometry svg:viewBox="0 0 21600 21600" draw:type="rectangle" draw:enhanced-path="M 0 0 L 21600 0 21600 21600 0 21600 0 0 Z N"/>
        </draw:custom-shape>
        <draw:custom-shape draw:style-name="gr8" draw:text-style-name="P1" xml:id="id16" draw:id="id16" draw:layer="layout" svg:width="3.81cm" svg:height="1.27cm" svg:x="9.89cm" svg:y="19.08cm">
          <text:p text:style-name="P1">Dehumidifier</text:p>
          <draw:enhanced-geometry svg:viewBox="0 0 21600 21600" draw:type="rectangle" draw:enhanced-path="M 0 0 L 21600 0 21600 21600 0 21600 0 0 Z N"/>
        </draw:custom-shape>
        <draw:custom-shape draw:style-name="gr8" draw:text-style-name="P1" xml:id="id17" draw:id="id17" draw:layer="layout" svg:width="3.81cm" svg:height="1.27cm" svg:x="18.78cm" svg:y="18.953cm">
          <text:p text:style-name="P1">Sump pum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19" draw:id="id19" draw:layer="layout" svg:width="3.81cm" svg:height="1.27cm" svg:x="20.558cm" svg:y="16.921cm">
          <text:p text:style-name="P1">Air</text:p>
          <draw:enhanced-geometry svg:viewBox="0 0 21600 21600" draw:type="rectangle" draw:enhanced-path="M 0 0 L 21600 0 21600 21600 0 21600 0 0 Z N"/>
        </draw:custom-shape>
        <draw:custom-shape draw:style-name="gr8" draw:text-style-name="P1" xml:id="id18" draw:id="id18" draw:layer="layout" svg:width="3.81cm" svg:height="1.27cm" svg:x="18.78cm" svg:y="15.27cm">
          <text:p text:style-name="P1">Irrigation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16.176cm" svg:y1="15.778cm" svg:x2="13.7cm" svg:y2="15.905cm" draw:start-shape="id7" draw:start-glue-point="2" draw:end-shape="id14" draw:end-glue-point="1" svg:d="M16176 15778l-2476 127" svg:viewBox="0 0 2477 128">
          <text:p/>
        </draw:connector>
        <draw:connector draw:style-name="gr9" draw:text-style-name="P1" draw:layer="layout" draw:type="line" svg:x1="16.176cm" svg:y1="15.778cm" svg:x2="12.303cm" svg:y2="17.81cm" draw:start-shape="id7" draw:end-shape="id15" draw:end-glue-point="1" svg:d="M16176 15778l-3873 2032" svg:viewBox="0 0 3874 2033">
          <text:p/>
        </draw:connector>
        <draw:connector draw:style-name="gr9" draw:text-style-name="P1" draw:layer="layout" draw:type="line" svg:x1="16.176cm" svg:y1="15.778cm" svg:x2="11.795cm" svg:y2="19.08cm" draw:start-shape="id7" draw:start-glue-point="2" draw:end-shape="id16" draw:end-glue-point="0" svg:d="M16176 15778l-4381 3302" svg:viewBox="0 0 4382 3303">
          <text:p/>
        </draw:connector>
        <draw:connector draw:style-name="gr9" draw:text-style-name="P1" draw:layer="layout" draw:type="line" svg:x1="16.176cm" svg:y1="15.778cm" svg:x2="20.685cm" svg:y2="18.953cm" draw:start-shape="id7" draw:start-glue-point="2" draw:end-shape="id17" draw:end-glue-point="0" svg:d="M16176 15778l4509 3175" svg:viewBox="0 0 4510 3176">
          <text:p/>
        </draw:connector>
        <draw:connector draw:style-name="gr9" draw:text-style-name="P1" draw:layer="layout" draw:type="line" svg:x1="16.176cm" svg:y1="15.778cm" svg:x2="18.78cm" svg:y2="15.905cm" draw:start-shape="id7" draw:start-glue-point="2" draw:end-shape="id18" draw:end-glue-point="3" svg:d="M16176 15778l2604 127" svg:viewBox="0 0 2605 128">
          <text:p/>
        </draw:connector>
        <draw:connector draw:style-name="gr9" draw:text-style-name="P1" draw:layer="layout" draw:type="line" svg:x1="16.176cm" svg:y1="15.778cm" svg:x2="20.558cm" svg:y2="17.556cm" draw:start-shape="id7" draw:start-glue-point="2" draw:end-shape="id19" draw:end-glue-point="3" svg:d="M16176 15778l4382 1778" svg:viewBox="0 0 4383 1779">
          <text:p/>
        </draw:connector>
        <draw:circle draw:style-name="gr10" draw:text-style-name="P1" xml:id="id20" draw:id="id20" draw:layer="layout" svg:width="2.921cm" svg:height="2.921cm" svg:x="2.278cm" svg:y="12.079cm">
          <text:p text:style-name="P1">Phone</text:p>
        </draw:circle>
        <draw:connector draw:style-name="gr7" draw:text-style-name="P1" draw:layer="layout" draw:type="line" svg:x1="3.738cm" svg:y1="12.079cm" svg:x2="3.738cm" svg:y2="10.174cm" draw:start-shape="id20" draw:start-glue-point="0" draw:end-shape="id9" draw:end-glue-point="2" svg:d="M3738 12079v-1905" svg:viewBox="0 0 1 1906">
          <text:p/>
        </draw:connector>
        <draw:circle draw:style-name="gr11" draw:text-style-name="P1" xml:id="id21" draw:id="id21" draw:layer="layout" svg:width="2.921cm" svg:height="2.921cm" svg:x="8.62cm" svg:y="8.366cm">
          <text:p text:style-name="P1">Valves</text:p>
        </draw:circle>
        <draw:connector draw:style-name="gr7" draw:text-style-name="P1" draw:layer="layout" draw:type="line" svg:x1="11.541cm" svg:y1="9.826cm" svg:x2="14.716cm" svg:y2="9.318cm" draw:start-shape="id21" draw:start-glue-point="1" draw:end-shape="id2" draw:end-glue-point="3" svg:d="M11541 9826l3175-508" svg:viewBox="0 0 3176 509">
          <text:p/>
        </draw:connector>
        <draw:custom-shape draw:style-name="gr12" draw:text-style-name="P1" xml:id="id22" draw:id="id22" draw:layer="layout" svg:width="3.81cm" svg:height="1.27cm" svg:x="8.112cm" svg:y="12.938cm">
          <text:p text:style-name="P1">Water Filter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10.017cm" svg:y1="12.938cm" svg:x2="10.08cm" svg:y2="11.287cm" draw:start-shape="id22" draw:start-glue-point="0" draw:end-shape="id21" draw:end-glue-point="2" svg:d="M10017 12938l63-1651" svg:viewBox="0 0 64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